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872f6"/>
    </style:style>
    <style:style style:name="P2" style:family="paragraph" style:parent-style-name="Standard">
      <style:paragraph-properties fo:margin-top="0in" fo:margin-bottom="0.111in" loext:contextual-spacing="false" fo:line-height="105%" fo:orphans="2" fo:widows="2" style:writing-mode="lr-tb"/>
      <style:text-properties officeooo:paragraph-rsid="002872f6"/>
    </style:style>
    <style:style style:name="P3" style:family="paragraph" style:parent-style-name="Standard">
      <style:text-properties officeooo:paragraph-rsid="002a34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2"><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text:p>
      <text:p text:style-name="P1"><text:soft-page-break/></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2">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3"/>
      <text:p text:style-name="P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3"/>
      <text:p text:style-name="P3">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3"/>
      <text:p text:style-name="P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3"/>
      <text:p text:style-name="P3">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3"/>
      <text:p text:style-name="P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3"/>
      <text:p text:style-name="P3">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09:36:01.911154151</meta:creation-date>
    <dc:date>2022-02-01T13:45:10.572159957</dc:date>
    <meta:editing-duration>PT13M20S</meta:editing-duration>
    <meta:editing-cycles>10</meta:editing-cycles>
    <meta:generator>LibreOffice/6.4.7.2$Linux_X86_64 LibreOffice_project/40$Build-2</meta:generator>
    <meta:document-statistic meta:table-count="0" meta:image-count="0" meta:object-count="0" meta:page-count="500" meta:paragraph-count="3403" meta:word-count="313344" meta:character-count="1919337" meta:non-whitespace-character-count="1599208"/>
  </office:meta>
</office:document-meta>
</file>